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Inconsolata, Monaco, Consolas, 'Courier New', monospace"/>
    <style:font-face style:name="Lohit Hindi" svg:font-family="'Lohit Hindi', 'MS Minch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officeooo:paragraph-rsid="00000763"/>
    </style:style>
    <style:style style:name="P3" style:family="paragraph" style:parent-style-name="Encabezado1">
      <style:text-properties fo:language="es" fo:country="ES"/>
    </style:style>
    <style:style style:name="P4" style:family="paragraph" style:parent-style-name="Authors">
      <style:paragraph-properties fo:margin-top="0cm" fo:margin-bottom="0.564cm" style:contextual-spacing="false" fo:text-align="center" style:justify-single-word="false"/>
    </style:style>
    <style:style style:name="P5" style:family="paragraph" style:parent-style-name="Standard" style:master-page-name="Standard">
      <style:paragraph-properties fo:margin-left="0cm" fo:margin-right="0cm" fo:text-indent="0.36cm" style:auto-text-indent="false" style:page-number="auto"/>
      <style:text-properties fo:font-size="5pt" fo:language="es" fo:country="ES" style:font-size-asian="5pt"/>
    </style:style>
    <style:style style:name="P6" style:family="paragraph" style:parent-style-name="Standard">
      <style:text-properties officeooo:rsid="000041ac" officeooo:paragraph-rsid="000041ac"/>
    </style:style>
    <style:style style:name="P7" style:family="paragraph" style:parent-style-name="Standard">
      <style:paragraph-properties fo:text-align="center" style:justify-single-word="false"/>
      <style:text-properties officeooo:rsid="000041ac" officeooo:paragraph-rsid="000041ac"/>
    </style:style>
    <style:style style:name="P8" style:family="paragraph" style:parent-style-name="Standard">
      <style:paragraph-properties fo:text-align="center" style:justify-single-word="false"/>
      <style:text-properties officeooo:rsid="000041ac" officeooo:paragraph-rsid="0001c276"/>
    </style:style>
    <style:style style:name="P9" style:family="paragraph" style:parent-style-name="Standard">
      <style:paragraph-properties fo:text-align="center" style:justify-single-word="false"/>
      <style:text-properties officeooo:rsid="000041ac" officeooo:paragraph-rsid="00031ff9"/>
    </style:style>
    <style:style style:name="P10" style:family="paragraph" style:parent-style-name="Standard">
      <style:text-properties officeooo:rsid="000041ac" officeooo:paragraph-rsid="0001c276"/>
    </style:style>
    <style:style style:name="P11" style:family="paragraph" style:parent-style-name="Standard">
      <style:text-properties officeooo:rsid="000041ac" officeooo:paragraph-rsid="00031ff9"/>
    </style:style>
    <style:style style:name="P12" style:family="paragraph" style:parent-style-name="Standard">
      <style:text-properties officeooo:rsid="00026418" officeooo:paragraph-rsid="00026418"/>
    </style:style>
    <style:style style:name="P13" style:family="paragraph" style:parent-style-name="Standard">
      <style:text-properties officeooo:rsid="0006ba13" officeooo:paragraph-rsid="0006ba13"/>
    </style:style>
    <style:style style:name="P14" style:family="paragraph" style:parent-style-name="Standard">
      <style:text-properties officeooo:rsid="00070b0f" officeooo:paragraph-rsid="00070b0f"/>
    </style:style>
    <style:style style:name="P15" style:family="paragraph" style:parent-style-name="Standard">
      <style:text-properties officeooo:rsid="0007c09a" officeooo:paragraph-rsid="0007c09a"/>
    </style:style>
    <style:style style:name="P16" style:family="paragraph" style:parent-style-name="Standard">
      <style:text-properties officeooo:paragraph-rsid="0007c09a"/>
    </style:style>
    <style:style style:name="P17" style:family="paragraph" style:parent-style-name="Standard">
      <style:text-properties officeooo:paragraph-rsid="00000763"/>
    </style:style>
    <style:style style:name="P18" style:family="paragraph" style:parent-style-name="Standard">
      <style:text-properties officeooo:rsid="0007eb2a" officeooo:paragraph-rsid="0007eb2a"/>
    </style:style>
    <style:style style:name="P19" style:family="paragraph" style:parent-style-name="Standard">
      <style:paragraph-properties fo:padding="0.074cm" fo:border-left="none" fo:border-right="none" fo:border-top="none" fo:border-bottom="0.06pt solid #000000" style:join-border="false"/>
      <style:text-properties officeooo:rsid="00026418" officeooo:paragraph-rsid="00026418"/>
    </style:style>
    <style:style style:name="P20" style:family="paragraph" style:parent-style-name="Standard">
      <style:paragraph-properties fo:padding="0.074cm" fo:border-left="none" fo:border-right="none" fo:border-top="none" fo:border-bottom="0.06pt solid #000000" style:join-border="false"/>
      <style:text-properties officeooo:paragraph-rsid="0007c09a"/>
    </style:style>
    <style:style style:name="P21" style:family="paragraph" style:parent-style-name="Standard">
      <style:paragraph-properties fo:padding="0.074cm" fo:border-left="none" fo:border-right="none" fo:border-top="none" fo:border-bottom="0.06pt solid #000000" style:join-border="false"/>
      <style:text-properties officeooo:rsid="0007c09a" officeooo:paragraph-rsid="0007c09a"/>
    </style:style>
    <style:style style:name="P22"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rsid="00026418" officeooo:paragraph-rsid="00026418"/>
    </style:style>
    <style:style style:name="P23" style:family="paragraph" style:parent-style-name="Reference" style:list-style-name="">
      <style:paragraph-properties fo:margin-left="0.7cm" fo:margin-right="0cm" fo:text-indent="0cm" style:auto-text-indent="false"/>
      <style:text-properties fo:language="es" fo:country="ES"/>
    </style:style>
    <style:style style:name="T1" style:family="text">
      <style:text-properties fo:language="es" fo:country="ES"/>
    </style:style>
    <style:style style:name="T2" style:family="text">
      <style:text-properties fo:font-style="italic" style:font-style-asian="italic"/>
    </style:style>
    <style:style style:name="T3" style:family="text">
      <style:text-properties officeooo:rsid="000041ac"/>
    </style:style>
    <style:style style:name="T4" style:family="text">
      <style:text-properties officeooo:rsid="0001c276"/>
    </style:style>
    <style:style style:name="T5" style:family="text">
      <style:text-properties officeooo:rsid="00031ff9"/>
    </style:style>
    <style:style style:name="T6" style:family="text">
      <style:text-properties officeooo:rsid="0006ba13"/>
    </style:style>
    <style:style style:name="T7" style:family="text">
      <style:text-properties officeooo:rsid="0007c09a"/>
    </style:style>
    <style:style style:name="T8" style:family="text">
      <style:text-properties officeooo:rsid="0007eb2a"/>
    </style:style>
    <style:style style:name="T9" style:family="text">
      <style:text-properties officeooo:rsid="000955f1"/>
    </style:style>
    <style:style style:name="T1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fo:margin-left="0.33cm" fo:margin-right="0.33cm" fo:margin-top="0.33cm" fo:margin-bottom="0.33cm" style:wrap="none" style:vertical-pos="from-top" style:vertical-rel="paragraph" style:horizontal-pos="from-left" style:horizontal-rel="paragraph" fo:background-color="#ffffff" style:background-transparency="100%" fo:padding="0.002cm" fo:border="none">
        <style:background-image/>
      </style:graphic-properties>
    </style:style>
    <style:style style:name="fr3"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style:style style:name="fr4" style:family="graphic" style:parent-style-name="Formula">
      <style:graphic-properties style:vertical-pos="from-top"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5"><draw:frame draw:style-name="fr2" draw:name="Marco1" text:anchor-type="char" svg:x="0.249cm" svg:y="0.228cm" svg:width="15.995cm" svg:height="1.873cm" draw:z-index="6"><draw:text-box><text:p text:style-name="P3">Trabajo práctico Nº2: <text:span text:style-name="T3">Métodos Directos</text:span></text:p></draw:text-box></draw:frame><draw:frame draw:style-name="fr2" draw:name="Marco2" text:anchor-type="char" svg:x="0.249cm" svg:y="2.383cm" svg:width="15.995cm" svg:height="1.245cm" draw:z-index="7"><draw:text-box><text:p text:style-name="P4"><text:span text:style-name="T1">Darién Julián Ramírez<text:line-break/></text:span><text:span text:style-name="MemberType"><text:span text:style-name="T1">Universidad Nacional del Litoral. ianshalaga@gmail.com</text:span></text:span></text:p></draw:text-box></draw:frame></text:p>
      </text:section>
      <text:section text:style-name="Sect2" text:name="Sección2">
        <text:p text:style-name="IndexTerms"><text:bookmark-start text:name="PointTmp"/>A continuación se muestran las resoluciones de los ejercicios 9 y 10 de la guía de trabajos prácticos número 2.</text:p>
        <text:list xml:id="list7268863348182082550" text:style-name="WW8Num2">
          <text:list-item>
            <text:h text:style-name="Heading_20_1" text:outline-level="1"><text:bookmark-end text:name="PointTmp"/>Ejercicio 9.</text:h>
          </text:list-item>
        </text:list>
        <text:p text:style-name="P6">Considere una mezcla de gases de n-componentes no reactivos. Utilizando un espectrómetro de masa el compuesto es bombardeado con electrones de baja energía. La mezcla resultante de iones es analizada con un galvanómetro, el cual muestra “picos” correspondientes a relaciones específicas de masa/carga. Sólo se considerarán los n-picos más relevantes. Se puede conjeturar que la altura<draw:frame draw:style-name="fr4" draw:name="Objeto1" text:anchor-type="as-char" svg:y="-0.383cm" svg:width="0.496cm" svg:height="0.534cm" draw:z-index="10"><draw:object xlink:href="./Object 1" xlink:type="simple" xlink:show="embed" xlink:actuate="onLoad"/><draw:image xlink:href="./ObjectReplacements/Object 1" xlink:type="simple" xlink:show="embed" xlink:actuate="onLoad"/></draw:frame>del i-ésimo pico es una combinación lineal de las presiones parciales de los gases de la mezcla<draw:frame draw:style-name="fr4" draw:name="Objeto2" text:anchor-type="as-char" svg:y="-0.383cm" svg:width="0.584cm" svg:height="0.534cm" draw:z-index="11"><draw:object xlink:href="./Object 2" xlink:type="simple" xlink:show="embed" xlink:actuate="onLoad"/><draw:image xlink:href="./ObjectReplacements/Object 2" xlink:type="simple" xlink:show="embed" xlink:actuate="onLoad"/><svg:desc>fórmula</svg:desc></draw:frame>, j = 1, . . . , n, con lo cual se obtiene,</text:p>
        <text:p text:style-name="P6"/>
        <text:p text:style-name="P7"><draw:frame draw:style-name="fr4" draw:name="Objeto3" text:anchor-type="as-char" svg:y="-0.713cm" svg:width="4.189cm" svg:height="1.138cm" draw:z-index="12"><draw:object xlink:href="./Object 3" xlink:type="simple" xlink:show="embed" xlink:actuate="onLoad"/><draw:image xlink:href="./ObjectReplacements/Object 3" xlink:type="simple" xlink:show="embed" xlink:actuate="onLoad"/></draw:frame></text:p>
        <text:p text:style-name="P6"/>
        <text:p text:style-name="P6">donde <draw:frame draw:style-name="fr4" draw:name="Objeto4" text:anchor-type="as-char" svg:y="-0.383cm" svg:width="0.529cm" svg:height="0.534cm" draw:z-index="13"><draw:object xlink:href="./Object 4" xlink:type="simple" xlink:show="embed" xlink:actuate="onLoad"/><draw:image xlink:href="./ObjectReplacements/Object 4" xlink:type="simple" xlink:show="embed" xlink:actuate="onLoad"/><svg:desc>fórmula</svg:desc></draw:frame> son los “coeficientes de sensibilidad”. Para determinar las presiones parciales de los gases se requiere resolver este sistema lineal.</text:p>
        <text:p text:style-name="P10">Suponiendo que luego de una inspección espectroscópica se presentan los siete picos más relevantes <text:span text:style-name="T4">representados en el siguiente vector</text:span>: </text:p>
        <text:p text:style-name="P10"/>
        <text:p text:style-name="P8"><draw:frame draw:style-name="fr4" draw:name="Objeto5" text:anchor-type="as-char" svg:y="-1.97cm" svg:width="2.025cm" svg:height="3.791cm" draw:z-index="14"><draw:object xlink:href="./Object 5" xlink:type="simple" xlink:show="embed" xlink:actuate="onLoad"/><draw:image xlink:href="./ObjectReplacements/Object 5" xlink:type="simple" xlink:show="embed" xlink:actuate="onLoad"/></draw:frame></text:p>
        <text:p text:style-name="P10"/>
        <text:p text:style-name="P10"><text:s/>y que los coeficientes de sensibilidad est<text:span text:style-name="T4">á</text:span>n dados por la <text:span text:style-name="T4">matriz</text:span> siguiente,</text:p>
        <text:p text:style-name="P6"/>
        <text:p text:style-name="P7"><draw:frame draw:style-name="fr4" draw:name="Objeto6" text:anchor-type="as-char" svg:y="-2.094cm" svg:width="11.398cm" svg:height="3.933cm" draw:z-index="15"><draw:object xlink:href="./Object 6" xlink:type="simple" xlink:show="embed" xlink:actuate="onLoad"/><draw:image xlink:href="./ObjectReplacements/Object 6" xlink:type="simple" xlink:show="embed" xlink:actuate="onLoad"/></draw:frame></text:p>
        <text:p text:style-name="P6"/>
        <text:p text:style-name="P7"><text:span text:style-name="T4">Matriz S</text:span>: Coeficientes de sensibilidad de la mezcla de gases</text:p>
        <text:p text:style-name="P7"/>
        <text:p text:style-name="P12">Se procede a calcular las presiones parciales resolviendo el sistema Sp = h mediante el algoritmo de eliminación gauss<text:span text:style-name="T6">i</text:span>ana con sustitución hacia atrás con pivoteo parcial <text:span text:style-name="T5">y la presión total como la suma de los elementos del vector p</text:span>:</text:p>
        <text:p text:style-name="P6"/>
        <text:p text:style-name="P7"><text:soft-page-break/><draw:frame draw:style-name="fr4" draw:name="Objeto7" text:anchor-type="as-char" svg:y="-1.97cm" svg:width="2.709cm" svg:height="3.791cm" draw:z-index="16"><draw:object xlink:href="./Object 7" xlink:type="simple" xlink:show="embed" xlink:actuate="onLoad"/><draw:image xlink:href="./ObjectReplacements/Object 7" xlink:type="simple" xlink:show="embed" xlink:actuate="onLoad"/><svg:desc>fórmula</svg:desc></draw:frame>; <text:span text:style-name="T5">presiones parciales de la mezcla.</text:span> <draw:frame draw:style-name="fr4" draw:name="Objeto8" text:anchor-type="as-char" svg:y="-0.713cm" svg:width="3.408cm" svg:height="1.138cm" draw:z-index="17"><draw:object xlink:href="./Object 8" xlink:type="simple" xlink:show="embed" xlink:actuate="onLoad"/><draw:image xlink:href="./ObjectReplacements/Object 8" xlink:type="simple" xlink:show="embed" xlink:actuate="onLoad"/><svg:desc>fórmula</svg:desc></draw:frame>; <text:span text:style-name="T5">presión total de la mezcla.</text:span></text:p>
        <text:p text:style-name="P6"/>
        <text:p text:style-name="P6"/>
        <text:p text:style-name="P11"><text:span text:style-name="T5">Se c</text:span>ompar<text:span text:style-name="T5">ará</text:span> <text:span text:style-name="T5">el</text:span> resultado <text:span text:style-name="T5">obtenido</text:span> con la presi<text:span text:style-name="T5">ó</text:span>n de la mezcla medida durante el ensayo, igual a 38.78μm de Hg <text:span text:style-name="T5">mediante el cálculo del error relativo:</text:span></text:p>
        <text:p text:style-name="P11"/>
        <text:p text:style-name="P9"><text:s/><draw:frame draw:style-name="fr4" draw:name="Objeto9" text:anchor-type="as-char" svg:y="-0.741cm" svg:width="7.255cm" svg:height="1.24cm" draw:z-index="18"><draw:object xlink:href="./Object 9" xlink:type="simple" xlink:show="embed" xlink:actuate="onLoad"/><draw:image xlink:href="./ObjectReplacements/Object 9" xlink:type="simple" xlink:show="embed" xlink:actuate="onLoad"/></draw:frame></text:p>
        <text:p text:style-name="P11"/>
        <text:p text:style-name="P13">A pesar de que el algoritmo utilizado para resolver el sistema utiliza pivoteo parcial, este no fue necesario debido a que la matriz presenta sus elemento más grandes en la diagonal. El vector de presiones parciales presenta valores menores a uno y mayores pero cercanos a uno a excepción del séptimo elemento que presenta una variación relativamente mayor. El número de condición de la matriz es 6,2995 con lo cual es bastante cercano a uno haciendo que la matriz S se encuentre bien condicionada.</text:p>
        <text:p text:style-name="P13">La suma de las presiones parciales es similar a la presión de la mezcla medida durante el ensayo. Al compararlas con el error relativo se puede apreciar que difieren relativamente poco.</text:p>
        <text:p text:style-name="P14">Se puede decir que el método utilizado donde se toman los picos de altura más relevantes es bueno ya que por el condicionamiento de la matriz los resultados de p no diferirán mucho y además se acerca con buena precisión al valor real medido.</text:p>
        <text:list xml:id="list125401926924396" text:continue-numbering="true" text:style-name="WW8Num2">
          <text:list-item>
            <text:h text:style-name="Heading_20_1" text:outline-level="1"><text:bookmark-start text:name="__DdeLink__6_1497866636"/><text:bookmark-start text:name="__DdeLink__8_1497866636"/>Ejercicio<text:bookmark-end text:name="__DdeLink__8_1497866636"/> 10<text:bookmark-end text:name="__DdeLink__6_1497866636"/>.</text:h>
          </text:list-item>
        </text:list>
        <text:p text:style-name="Standard"/>
        <text:p text:style-name="Standard">Se <text:span text:style-name="T7">efectuará</text:span> la factorización LU de la matriz<draw:frame draw:style-name="fr3" draw:name="Objeto14" text:anchor-type="as-char" svg:y="-1.023cm" svg:width="4.463cm" svg:height="1.732cm" draw:z-index="0"><draw:object xlink:href="./Object 14" xlink:type="simple" xlink:show="embed" xlink:actuate="onLoad"/><draw:image xlink:href="./ObjectReplacements/Object 14" xlink:type="simple" xlink:show="embed" xlink:actuate="onLoad"/></draw:frame> <text:span text:style-name="T7">por el método de</text:span> Doolittle,</text:p>
        <text:p text:style-name="Standard"><text:s/>con y sin pivoteo parcial (con lo cual, si P es distinta de la identidad, en realidad se tiene PA=LU). Luego, se calculan las matrices residuales A−LU y PA−LU.</text:p>
        <text:p text:style-name="Standard"/>
        <text:p text:style-name="Standard">Al realizar factorización de Doolittle <text:span text:style-name="T7">sin pivoteo</text:span> se obtiene:</text:p>
        <text:p text:style-name="Standard"/>
        <text:p text:style-name="Standard"><draw:frame draw:style-name="fr3" draw:name="Objeto15" text:anchor-type="as-char" svg:y="-2.043cm" svg:width="10.67cm" svg:height="3.972cm" draw:z-index="1"><draw:object xlink:href="./Object 15" xlink:type="simple" xlink:show="embed" xlink:actuate="onLoad"/><draw:image xlink:href="./ObjectReplacements/Object 15" xlink:type="simple" xlink:show="embed" xlink:actuate="onLoad"/></draw:frame></text:p>
        <text:p text:style-name="Standard"/>
        <text:p text:style-name="P1">Aplicando Doolittle con pivoteo <text:span text:style-name="T7">parcial</text:span> se obtiene:</text:p>
        <text:p text:style-name="P1"/>
        <text:p text:style-name="P2"><draw:frame draw:style-name="fr3" draw:name="Objeto16" text:anchor-type="as-char" svg:y="-2.011cm" svg:width="11.626cm" svg:height="3.903cm" draw:z-index="9"><draw:object xlink:href="./Object 16" xlink:type="simple" xlink:show="embed" xlink:actuate="onLoad"/><draw:image xlink:href="./ObjectReplacements/Object 16" xlink:type="simple" xlink:show="embed" xlink:actuate="onLoad"/></draw:frame></text:p>
        <text:p text:style-name="P2"/>
        <text:p text:style-name="P2"><text:soft-page-break/><text:span text:style-name="T8">Utilizando la norma infinito de las matrices residuales como criterio de comparación </text:span>se puede observar <text:span text:style-name="T8">que</text:span> la factorización de Dollittle con pivoteo da como resultado un <text:span text:style-name="T8">valor</text:span> notablemente menor que la opción sin pivoteo ya que el error de redondeo causado por el término<draw:frame draw:style-name="fr3" draw:name="Objeto17" text:anchor-type="as-char" svg:y="-0.377cm" svg:width="0.75cm" svg:height="0.563cm" draw:z-index="8"><draw:object xlink:href="./Object 17" xlink:type="simple" xlink:show="embed" xlink:actuate="onLoad"/><draw:image xlink:href="./ObjectReplacements/Object 17" xlink:type="simple" xlink:show="embed" xlink:actuate="onLoad"/></draw:frame> <text:span text:style-name="T9">de A al realizar las operaciones con renglones</text:span> <text:span text:style-name="T8">no</text:span> es arrastrado durante el proceso de factorización.</text:p>
        <text:p text:style-name="P18">De este modo, es recomendable siempre evitar tener valores de pivotes demasiado cercanos a cero.</text:p>
        <text:list xml:id="list125400404206527" text:continue-numbering="true" text:style-name="WW8Num2">
          <text:list-item>
            <text:h text:style-name="Heading_20_1" text:outline-level="1">Algoritmos.</text:h>
          </text:list-item>
        </text:list>
        <text:p text:style-name="P12">Utilizados en el ejercicio 9:</text:p>
        <text:p text:style-name="P19"/>
        <text:p text:style-name="P12">function [x,indx,t] = e_gauss_pp_indx(A,b)</text:p>
        <text:p text:style-name="P12"><text:s text:c="2"/>tic();</text:p>
        <text:p text:style-name="P12"><text:s text:c="2"/>#b debe ser un vector columna</text:p>
        <text:p text:style-name="P12"><text:s text:c="2"/>n = length(A); #n = length(b);</text:p>
        <text:p text:style-name="P12"><text:s text:c="2"/>indx = [1:n]';</text:p>
        <text:p text:style-name="P12"><text:s text:c="2"/>for d=1:n #Pivot, recorre la diagonal</text:p>
        <text:p text:style-name="P12"><text:s text:c="4"/>[val p] = max(abs(A(indx(d:n),d))); #Fila del pivot</text:p>
        <text:p text:style-name="P12"><text:s text:c="4"/>p = p + d - 1; #Actualiza la posicion para lo que queda de la matriz</text:p>
        <text:p text:style-name="P12"><text:s text:c="4"/>indx([p d]) = indx([d p]);</text:p>
        <text:p text:style-name="P12"><text:s text:c="4"/>m = A(indx(d+1:n),d)/A(indx(d),d);</text:p>
        <text:p text:style-name="P12"><text:s text:c="4"/>A(indx(d+1:n),d:n) = A(indx(d+1:n),d:n) - m*A(indx(d),d:n);</text:p>
        <text:p text:style-name="P12"><text:s text:c="4"/>b(indx(d+1:n)) = b(indx(d+1:n)) - m*b(indx(d));</text:p>
        <text:p text:style-name="P12"><text:s text:c="2"/>endfor</text:p>
        <text:p text:style-name="P12"><text:s text:c="2"/>x = sust_back_pp_indx(A,b,n,indx);</text:p>
        <text:p text:style-name="P12"><text:s text:c="2"/>t = toc();</text:p>
        <text:p text:style-name="P12">endfunction</text:p>
        <text:p text:style-name="P19"/>
        <text:p text:style-name="P12">function [x] = sust_back_pp_indx(A,b,n,indx)</text:p>
        <text:p text:style-name="P12"><text:s text:c="2"/>x(indx(n)) = b(indx(n))/A(indx(n),n);</text:p>
        <text:p text:style-name="P12"><text:s text:c="2"/>for i=n-1:-1:1</text:p>
        <text:p text:style-name="P12"><text:s text:c="4"/>x(indx(i)) = (b(indx(i)) - sum(A(indx(i),i+1:n).*x(indx(i+1:n))))/A(indx(i),i);</text:p>
        <text:p text:style-name="P12"><text:s text:c="2"/>endfor</text:p>
        <text:p text:style-name="P12"><text:s text:c="2"/>x(1:n) = x(indx);</text:p>
        <text:p text:style-name="P12"><text:s text:c="2"/>x = x';</text:p>
        <text:p text:style-name="P12">endfunction</text:p>
        <text:p text:style-name="P22"/>
        <text:p text:style-name="P12"/>
        <text:p text:style-name="P12">Utilizados en el ejercicio 10:</text:p>
        <text:p text:style-name="P19"/>
        <text:p text:style-name="P15">function [L,U,t] = doolittle(A)</text:p>
        <text:p text:style-name="P15"><text:s text:c="2"/>tic();</text:p>
        <text:p text:style-name="P15"><text:s text:c="2"/>n = length(A);</text:p>
        <text:p text:style-name="P15"><text:s text:c="2"/>for d=1:n #Pivot, recorre la diagonal</text:p>
        <text:p text:style-name="P15"><text:s text:c="4"/>m = A(d+1:n,d)/A(d,d);</text:p>
        <text:p text:style-name="P15"><text:s text:c="4"/>A(d+1:n,d+1:n) = A(d+1:n,d+1:n) - m*A(d,d+1:n);</text:p>
        <text:p text:style-name="P15"><text:s text:c="4"/>A(d+1:n,d) = m;</text:p>
        <text:p text:style-name="P15"><text:s text:c="2"/>endfor</text:p>
        <text:p text:style-name="P15"><text:s text:c="2"/>L = eye(n,n) + tril(A,-1);</text:p>
        <text:p text:style-name="P15"><text:s text:c="2"/>U = triu(A);</text:p>
        <text:p text:style-name="P15"><text:s text:c="2"/>t = toc();</text:p>
        <text:p text:style-name="P16"><text:span text:style-name="T7">endfunction</text:span></text:p>
        <text:p text:style-name="P20"/>
        <text:p text:style-name="P15">function [P,L,U,t] = doolittle_pp_indx(A)</text:p>
        <text:p text:style-name="P15"><text:s text:c="2"/>tic();</text:p>
        <text:p text:style-name="P15"><text:s text:c="2"/>n = length(A);</text:p>
        <text:p text:style-name="P15"><text:s text:c="2"/>indx = [1:n]';</text:p>
        <text:p text:style-name="P15"><text:s text:c="2"/>for d=1:n #Pivot, recorre la diagonal</text:p>
        <text:p text:style-name="P15"><text:s text:c="4"/>[val p] = max(abs(A(indx(d:n),d))); #Fila del pivot</text:p>
        <text:p text:style-name="P15"><text:s text:c="4"/>p = p + d - 1; #Actualiza la posicion para lo que queda de la matriz</text:p>
        <text:p text:style-name="P15"><text:s text:c="4"/>indx([p d]) = indx([d p]);</text:p>
        <text:p text:style-name="P15"><text:s text:c="4"/>m = A(indx(d+1:n),d)/A(indx(d),d);</text:p>
        <text:p text:style-name="P15"><text:s text:c="4"/>A(indx(d+1:n),d+1:n) = A(indx(d+1:n),d+1:n) - m*A(indx(d),d+1:n);</text:p>
        <text:p text:style-name="P15"><text:s text:c="4"/>A(indx(d+1:n),d) = m;</text:p>
        <text:p text:style-name="P15"><text:s text:c="2"/>endfor</text:p>
        <text:p text:style-name="P15"><text:s text:c="2"/>P = eye(n,n)(indx,:);</text:p>
        <text:p text:style-name="P15"><text:s text:c="2"/>L = eye(n,n) + tril(A(indx,:),-1);</text:p>
        <text:p text:style-name="P15"><text:soft-page-break/><text:s text:c="2"/>U = triu(A(indx,:));</text:p>
        <text:p text:style-name="P15"><text:s text:c="2"/>t = toc();</text:p>
        <text:p text:style-name="P15">endfunction</text:p>
        <text:p text:style-name="P21"/>
        <text:p text:style-name="P16"/>
        <text:p text:style-name="Reference_20_Head">Referencias</text:p>
        <text:list xml:id="list6324748643104878825" text:style-name="WW8Num4">
          <text:list-item>
            <text:p text:style-name="Reference"><text:bookmark-start text:name="_Ref466734996"/>Richard L. Burden &amp; J.Douglas Faires, <text:span text:style-name="T2">Análisis Numérico</text:span>.<text:bookmark-end text:name="_Ref466734996"/></text:p>
          </text:list-item>
        </text:list>
        <text:p text:style-name="P23"><text:bookmark-start text:name="_Ref466590812"/><text:s/><text:bookmark-end text:name="_Ref4665908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Inconsolata, Monaco, Consolas, 'Courier New', monospace"/>
    <style:font-face style:name="Lohit Hindi" svg:font-family="'Lohit Hindi', 'MS Minch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36cm" style:auto-text-indent="false" style:text-autospace="none"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MS Mincho'"/>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style>
    <style:style style:name="Heading_20_1" style:display-name="Heading 1" style:family="paragraph" style:parent-style-name="Standard" style:next-style-name="Standard" style:default-outline-level="1" style:list-style-name="WW8Num2" style:class="text">
      <style:paragraph-properties fo:margin-top="0.423cm" fo:margin-bottom="0.141cm" style:contextual-spacing="false" fo:text-align="center" style:justify-single-word="false" fo:keep-with-next="always"/>
      <style:text-properties fo:font-variant="small-caps" fo:language="es" fo:country="ES" style:letter-kerning="true"/>
    </style:style>
    <style:style style:name="Heading_20_2" style:display-name="Heading 2" style:family="paragraph" style:parent-style-name="Standard" style:next-style-name="Standard" style:default-outline-level="2" style:list-style-name="WW8Num2" style:class="text">
      <style:paragraph-properties fo:margin-top="0.212cm" fo:margin-bottom="0.106cm" style:contextual-spacing="false" fo:keep-with-next="always"/>
      <style:text-properties fo:language="es" fo:country="ES" fo:font-style="italic"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508cm" fo:margin-right="0cm" fo:text-indent="0.36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2.032cm" fo:margin-right="0cm" fo:margin-top="0.423cm" fo:margin-bottom="0.106cm" style:contextual-spacing="false" fo:text-indent="-1.27cm"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WW8Num2" style:class="text">
      <style:paragraph-properties fo:margin-left="3.302cm" fo:margin-right="0cm" fo:margin-top="0.423cm" fo:margin-bottom="0.106cm" style:contextual-spacing="false" fo:text-indent="-1.27cm"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list-style-name="WW8Num2" style:class="text">
      <style:paragraph-properties fo:margin-left="4.572cm" fo:margin-right="0cm" fo:margin-top="0.423cm" fo:margin-bottom="0.106cm" style:contextual-spacing="false" fo:text-indent="-1.27cm"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WW8Num2" style:class="text">
      <style:paragraph-properties fo:margin-left="5.842cm" fo:margin-right="0cm" fo:margin-top="0.423cm" fo:margin-bottom="0.106cm" style:contextual-spacing="false" fo:text-indent="-1.27cm"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list-style-name="WW8Num2" style:class="text">
      <style:paragraph-properties fo:margin-left="7.112cm" fo:margin-right="0cm" fo:margin-top="0.423cm" fo:margin-bottom="0.106cm" style:contextual-spacing="false" fo:text-indent="-1.27cm"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WW8Num2" style:class="text">
      <style:paragraph-properties fo:margin-left="8.382cm" fo:margin-right="0cm" fo:margin-top="0.423cm" fo:margin-bottom="0.106cm" style:contextual-spacing="false" fo:text-indent="-1.27cm" style:auto-text-indent="false"/>
      <style:text-properties fo:font-size="8pt" style:font-size-asian="8pt" style:font-size-complex="8pt"/>
    </style:style>
    <style:style style:name="Encabezado1" style:family="paragraph" style:parent-style-name="Standard" style:next-style-name="Standard">
      <style:paragraph-properties fo:text-align="center" style:justify-single-word="false"/>
      <style:text-properties fo:font-size="24pt" fo:language="es" fo:country="MX" style:letter-kerning="true" style:font-size-asian="24pt" style:font-size-complex="2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MS Mincho'" style:font-size-complex="12pt" style:font-style-complex="italic"/>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fo:language="es" fo:country="MX"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3">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356cm" style:auto-text-indent="false"/>
      <style:text-properties fo:language="es" fo:country="ES"/>
    </style:style>
    <style:style style:name="Figure_20_Caption" style:display-name="Figure Caption" style:family="paragraph" style:parent-style-name="Standard">
      <style:paragraph-properties fo:text-align="justify" style:justify-single-word="false"/>
      <style:text-properties fo:font-size="8pt" fo:language="es" fo:country="ES" style:font-size-asian="8pt" style:font-size-complex="8pt"/>
    </style:style>
    <style:style style:name="Table_20_Title" style:display-name="Table Title" style:family="paragraph" style:parent-style-name="Standard">
      <style:paragraph-properties fo:line-height="150%" fo:text-align="center" style:justify-single-word="false"/>
      <style:text-properties fo:font-variant="small-caps" fo:font-size="8pt" fo:language="es" fo:country="ES"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text-transform="uppercase" fo:font-size="7pt" style:font-size-asian="7pt"/>
    </style:style>
    <style:style style:name="Equation" style:family="paragraph" style:parent-style-name="Standard" style:next-style-name="Standard">
      <style:paragraph-properties fo:line-height="105%" fo:text-align="justify" style:justify-single-word="false" fo:orphans="0" fo:widows="0">
        <style:tab-stops>
          <style:tab-stop style:position="4.251cm" style:type="center"/>
          <style:tab-stop style:position="8.502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Lista_20_con_20_viñetas_20_51" style:display-name="Lista con viñetas 51" style:family="paragraph" style:parent-style-name="Standard">
      <style:paragraph-properties fo:margin-left="0cm" fo:margin-right="1cm" fo:line-height="200%" fo:text-align="justify" style:justify-single-word="false" fo:text-indent="0.36cm" style:auto-text-indent="false" style:text-autospace="ideograph-alpha"/>
      <style:text-properties fo:font-size="11pt" fo:language="es" fo:country="ES" style:letter-kerning="true" style:font-size-asian="11pt"/>
    </style:style>
    <style:style style:name="Reference" style:family="paragraph" style:parent-style-name="Standard" style:list-style-name="WW8Num4">
      <style:paragraph-properties fo:text-align="justify" style:justify-single-word="false" style:text-autospace="ideograph-alpha"/>
      <style:text-properties fo:font-size="8pt" fo:language="es" fo:country="ES" style:font-size-asian="8pt"/>
    </style:style>
    <style:style style:name="Texto_20_independiente_20_21" style:display-name="Texto independiente 21" style:family="paragraph" style:parent-style-name="Standard">
      <style:paragraph-properties style:text-autospace="ideograph-alpha"/>
      <style:text-properties fo:language="es" fo:country="ES"/>
    </style:style>
    <style:style style:name="Estilo_20_Figure_20_Caption_20__2b__20_Centrado" style:display-name="Estilo Figure Caption + Centrado" style:family="paragraph" style:parent-style-name="Figure_20_Caption">
      <style:paragraph-properties fo:text-align="center" style:justify-single-word="false"/>
      <style:text-properties fo:language="es" fo:country="ES"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_2b__20_Primera_20_línea_3a__20__20_0_20_cm" style:display-name="Text + Primera línea:  0 cm" style:family="paragraph" style:parent-style-name="Text_20__28_user_29_">
      <style:paragraph-properties fo:margin-left="0cm" fo:margin-right="0cm" fo:line-height="100%" fo:text-indent="0cm" style:auto-text-indent="false"/>
    </style:style>
    <style:style style:name="Estilo_20_Figure_20_Caption_20__2b__20_Centrado1" style:display-name="Estilo Figure Caption + Centrado1" style:family="paragraph" style:parent-style-name="Figure_20_Caption">
      <style:paragraph-properties fo:margin-left="0cm" fo:margin-right="0cm" fo:text-align="center" style:justify-single-word="false" fo:text-indent="0cm" style:auto-text-indent="false"/>
      <style:text-properties style:font-size-complex="10pt"/>
    </style:style>
    <style:style style:name="Estilo_20_Text_20__2b__20_Izquierda_20_Primera_20_línea_3a__20__20_0_20_cm" style:display-name="Estilo Text + Izquierda Primera línea:  0 cm" style:family="paragraph" style:parent-style-name="Text_20__28_user_29_">
      <style:paragraph-properties fo:margin-left="0cm" fo:margin-right="0cm" fo:line-height="100%" fo:text-align="start"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Fuente_20_de_20_párrafo_20_predeter." style:display-name="Fuente de párrafo predeter." style:family="text"/>
    <style:style style:name="Fuente_20_de_20_párrafo_20_predeter.1" style:display-name="Fuente de párrafo predeter.1" style:family="text"/>
    <style:style style:name="MemberType" style:family="text" style:parent-style-name="Fuente_20_de_20_párrafo_20_predeter.1">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Fuente_20_de_20_párrafo_20_predeter.1">
      <style:text-properties style:text-position="super 58%"/>
    </style:style>
    <style:style style:name="Page_20_Number" style:display-name="Page Number" style:family="text" style:parent-style-name="Fuente_20_de_20_párrafo_20_predeter.1">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style>
    <style:style style:name="WW8Dropcap0" style:family="text">
      <style:text-properties fo:font-size="29pt" fo:font-weight="bold" style:font-size-asian="29pt" style:font-weight-asian="bold" style:font-size-complex="28pt"/>
    </style:style>
    <style:style style:name="Ref._20_de_20_nota_20_al_20_pie" style:display-name="Ref. de nota al pie"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Título_20_1_20_Car" style:display-name="Título 1 Car" style:family="text" style:parent-style-name="Fuente_20_de_20_párrafo_20_predeter.">
      <style:text-properties fo:font-variant="small-caps" style:letter-kerning="true" style:language-asian="zh" style:country-asian="C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2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2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2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2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2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2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2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2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2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2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2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2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cm" fo:margin-bottom="1.50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Header"><draw:frame draw:style-name="Mfr1" draw:name="Marco3" text:anchor-type="char" svg:x="19.02cm" svg:y="0.002cm" svg:width="0.473cm" svg:height="0.363cm" draw:z-index="5"><draw:text-box><text:p text:style-name="Standard"><text:span text:style-name="Page_20_Number"><text:page-number text:select-page="current">4</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ciones para el autor: VI Simposio Argentino de Tecnología en Computación</dc:title>
    <dc:subject>IEEE Transactions</dc:subject>
    <meta:initial-creator>-</meta:initial-creator>
    <meta:creation-date>2013-09-05T17:37:00</meta:creation-date>
    <dc:date>2016-04-11T12:54:00.112844287</dc:date>
    <meta:print-date>2004-11-08T05:57:00</meta:print-date>
    <meta:editing-cycles>15</meta:editing-cycles>
    <meta:editing-duration>PT1H39M4S</meta:editing-duration>
    <meta:generator>LibreOffice/4.2.8.2$Linux_X86_64 LibreOffice_project/420m0$Build-2</meta:generator>
    <meta:document-statistic meta:table-count="0" meta:image-count="0" meta:object-count="13" meta:page-count="4" meta:paragraph-count="88" meta:word-count="786" meta:character-count="5139" meta:non-whitespace-character-count="4252"/>
  </office:meta>
</office:document-meta>
</file>

<file path=Object 1/content.xml><?xml version="1.0" encoding="utf-8"?>
<math xmlns="http://www.w3.org/1998/Math/MathML" display="block">
  <semantics>
    <msub>
      <mi>h</mi>
      <mi>i</mi>
    </msub>
    <annotation encoding="StarMath 5.0">h_{i}</annotation>
  </semantics>
</math>
</file>

<file path=Object 14/content.xml><?xml version="1.0" encoding="utf-8"?>
<math xmlns="http://www.w3.org/1998/Math/MathML" display="block">
  <semantics>
    <mrow>
      <mstyle mathsize="12pt">
        <mrow>
          <mstyle mathvariant="italic">
            <mtext>A=</mtext>
          </mstyle>
          <mrow>
            <mo fence="true" stretchy="true">[</mo>
            <mrow>
              <mtable>
                <mtr>
                  <mtd>
                    <mrow>
                      <mn>1</mn>
                      <mrow/>
                    </mrow>
                  </mtd>
                  <mtd>
                    <mrow>
                      <mrow>
                        <mn>1</mn>
                        <mo stretchy="false">+</mo>
                        <mtext>0,5</mtext>
                      </mrow>
                      <msup>
                        <mi>e</mi>
                        <mstyle mathsize="8pt">
                          <mrow>
                            <mo stretchy="false">−</mo>
                            <mtext>15</mtext>
                          </mrow>
                        </mstyle>
                      </msup>
                      <mrow/>
                    </mrow>
                  </mtd>
                  <mtd>
                    <mrow>
                      <mn>3</mn>
                      <mrow/>
                    </mrow>
                  </mtd>
                </mtr>
                <mtr>
                  <mtd>
                    <mrow>
                      <mn>2</mn>
                      <mrow/>
                    </mrow>
                  </mtd>
                  <mtd>
                    <mrow>
                      <mn>2</mn>
                      <mrow/>
                    </mrow>
                  </mtd>
                  <mtd>
                    <mrow>
                      <mtext>20</mtext>
                      <mrow/>
                    </mrow>
                  </mtd>
                </mtr>
                <mtr>
                  <mtd>
                    <mrow>
                      <mn>3</mn>
                      <mrow/>
                    </mrow>
                  </mtd>
                  <mtd>
                    <mrow>
                      <mn>6</mn>
                      <mrow/>
                    </mrow>
                  </mtd>
                  <mtd>
                    <mrow>
                      <mn>4</mn>
                      <mrow/>
                    </mrow>
                  </mtd>
                </mtr>
              </mtable>
            </mrow>
            <mo fence="true" stretchy="true">]</mo>
          </mrow>
        </mrow>
      </mstyle>
      <mrow/>
    </mrow>
    <annotation encoding="StarMath 5.0"> size 12{ ital "A=" left [ matrix {
1 {} # 1+"0,5"e rSup { size 8{ - "15"} }  {} # 3 {} ##
2 {} # 2 {} # "20" {} ##
3 {} # 6 {} # 4{}
}  right ]} {}</annotation>
  </semantics>
</math>
</file>

<file path=Object 15/content.xml><?xml version="1.0" encoding="utf-8"?>
<math xmlns="http://www.w3.org/1998/Math/MathML" display="block">
  <semantics>
    <mrow>
      <mstyle mathsize="12pt">
        <mtable>
          <mtr>
            <mtd>
              <mrow>
                <mstyle mathvariant="italic">
                  <mtext>L=</mtext>
                </mstyle>
                <mrow>
                  <mo fence="true" stretchy="true">[</mo>
                  <mrow>
                    <mtable>
                      <mtr>
                        <mtd>
                          <mrow>
                            <mn>1</mn>
                            <mrow/>
                          </mrow>
                        </mtd>
                        <mtd>
                          <mrow>
                            <mn>0</mn>
                            <mrow/>
                          </mrow>
                        </mtd>
                        <mtd>
                          <mrow>
                            <mn>0</mn>
                            <mrow/>
                          </mrow>
                        </mtd>
                      </mtr>
                      <mtr>
                        <mtd>
                          <mrow>
                            <mn>2</mn>
                            <mrow/>
                          </mrow>
                        </mtd>
                        <mtd>
                          <mrow>
                            <mn>1</mn>
                            <mrow/>
                          </mrow>
                        </mtd>
                        <mtd>
                          <mrow>
                            <mn>0</mn>
                            <mrow/>
                          </mrow>
                        </mtd>
                      </mtr>
                      <mtr>
                        <mtd>
                          <mrow>
                            <mn>3</mn>
                            <mrow/>
                          </mrow>
                        </mtd>
                        <mtd>
                          <mrow>
                            <mrow>
                              <mo stretchy="false">−</mo>
                              <mtext>3,3777</mtext>
                            </mrow>
                            <msup>
                              <mi>e</mi>
                              <mstyle mathsize="8pt">
                                <mtext>15</mtext>
                              </mstyle>
                            </msup>
                            <mrow/>
                          </mrow>
                        </mtd>
                        <mtd>
                          <mrow>
                            <mn>1</mn>
                            <mrow/>
                          </mrow>
                        </mtd>
                      </mtr>
                    </mtable>
                  </mrow>
                  <mo fence="true" stretchy="true">]</mo>
                </mrow>
                <mi>;</mi>
                <mspace width="2em"/>
                <mstyle mathvariant="italic">
                  <mtext>U=</mtext>
                </mstyle>
                <mrow>
                  <mo fence="true" stretchy="true">[</mo>
                  <mrow>
                    <mtable>
                      <mtr>
                        <mtd>
                          <mrow>
                            <mn>1</mn>
                            <mrow/>
                          </mrow>
                        </mtd>
                        <mtd>
                          <mrow>
                            <mn>1</mn>
                            <mrow/>
                          </mrow>
                        </mtd>
                        <mtd>
                          <mrow>
                            <mn>3</mn>
                            <mrow/>
                          </mrow>
                        </mtd>
                      </mtr>
                      <mtr>
                        <mtd>
                          <mrow>
                            <mn>0</mn>
                            <mrow/>
                          </mrow>
                        </mtd>
                        <mtd>
                          <mrow>
                            <mrow>
                              <mo stretchy="false">−</mo>
                              <mtext>8,8818</mtext>
                            </mrow>
                            <msup>
                              <mi>e</mi>
                              <mstyle mathsize="8pt">
                                <mtext>16</mtext>
                              </mstyle>
                            </msup>
                            <mrow/>
                          </mrow>
                        </mtd>
                        <mtd>
                          <mrow>
                            <mtext>14</mtext>
                            <mrow/>
                          </mrow>
                        </mtd>
                      </mtr>
                      <mtr>
                        <mtd>
                          <mrow>
                            <mn>0</mn>
                            <mrow/>
                          </mrow>
                        </mtd>
                        <mtd>
                          <mrow>
                            <mn>0</mn>
                            <mrow/>
                          </mrow>
                        </mtd>
                        <mtd>
                          <mrow>
                            <mtext>4,7288</mtext>
                            <msup>
                              <mi>e</mi>
                              <mstyle mathsize="8pt">
                                <mtext>16</mtext>
                              </mstyle>
                            </msup>
                            <mrow/>
                          </mrow>
                        </mtd>
                      </mtr>
                    </mtable>
                  </mrow>
                  <mo fence="true" stretchy="true">]</mo>
                </mrow>
                <mrow/>
              </mrow>
            </mtd>
          </mtr>
          <mtr>
            <mtd>
              <mrow/>
            </mtd>
          </mtr>
          <mtr>
            <mtd>
              <mrow>
                <mrow>
                  <mi>A</mi>
                  <mo stretchy="false">−</mo>
                  <mstyle mathvariant="italic">
                    <mtext>LU=</mtext>
                  </mstyle>
                </mrow>
                <mrow>
                  <mo fence="true" stretchy="true">[</mo>
                  <mrow>
                    <mtable>
                      <mtr>
                        <mtd>
                          <mrow>
                            <mn>0</mn>
                            <mrow/>
                          </mrow>
                        </mtd>
                        <mtd>
                          <mrow>
                            <mn>0</mn>
                            <mrow/>
                          </mrow>
                        </mtd>
                        <mtd>
                          <mrow>
                            <mn>0</mn>
                            <mrow/>
                          </mrow>
                        </mtd>
                      </mtr>
                      <mtr>
                        <mtd>
                          <mrow>
                            <mn>0</mn>
                            <mrow/>
                          </mrow>
                        </mtd>
                        <mtd>
                          <mrow>
                            <mn>0</mn>
                            <mrow/>
                          </mrow>
                        </mtd>
                        <mtd>
                          <mrow>
                            <mn>0</mn>
                            <mrow/>
                          </mrow>
                        </mtd>
                      </mtr>
                      <mtr>
                        <mtd>
                          <mrow>
                            <mn>0</mn>
                            <mrow/>
                          </mrow>
                        </mtd>
                        <mtd>
                          <mrow>
                            <mn>0</mn>
                            <mrow/>
                          </mrow>
                        </mtd>
                        <mtd>
                          <mrow>
                            <mn>4</mn>
                            <mrow/>
                          </mrow>
                        </mtd>
                      </mtr>
                    </mtable>
                  </mrow>
                  <mo fence="true" stretchy="true">]</mo>
                </mrow>
                <mi>;</mi>
                <mspace width="2em"/>
                <mrow>
                  <msub>
                    <mrow>
                      <mo fence="true" stretchy="false">‖</mo>
                      <mrow>
                        <mrow>
                          <mi>A</mi>
                          <mo stretchy="false">−</mo>
                          <mstyle mathvariant="italic">
                            <mtext>LU</mtext>
                          </mstyle>
                        </mrow>
                      </mrow>
                      <mo fence="true" stretchy="false">‖</mo>
                    </mrow>
                    <mi mathvariant="normal">∞</mi>
                  </msub>
                  <mo stretchy="false">=</mo>
                  <mn>4</mn>
                </mrow>
                <mrow/>
              </mrow>
            </mtd>
          </mtr>
        </mtable>
      </mstyle>
      <mrow/>
    </mrow>
    <annotation encoding="StarMath 5.0"> size 12{alignc { stack {
 ital "L=" left [ matrix {
1 {} # 0 {} # 0 {} ##
2 {} # 1 {} # 0 {} ##
3 {} #  - "3,3777"e rSup { size 8{"15"} }  {} # 1{}
}  right ];~ ital "U=" left [ matrix {
1 {} # 1 {} # 3 {} ##
0 {} #  - "8,8818"e rSup { size 8{"16"} }  {} # "14" {} ##
0 {} # 0 {} # "4,7288"e rSup { size 8{"16"} } {}
}  right ] {} # 
 {} # 
A -  ital "LU=" left [ matrix {
0 {} # 0 {} # 0 {} ##
0 {} # 0 {} # 0 {} ##
0 {} # 0 {} # 4{}
}  right ];~ {ldline A -  ital "LU" rdline}_{ infinity } =4 {} 
} } } {} </annotation>
  </semantics>
</math>
</file>

<file path=Object 16/content.xml><?xml version="1.0" encoding="utf-8"?>
<math xmlns="http://www.w3.org/1998/Math/MathML" display="block">
  <semantics>
    <mrow>
      <mstyle mathsize="12pt">
        <mtable>
          <mtr>
            <mtd>
              <mrow>
                <mstyle mathvariant="italic">
                  <mtext>L=</mtext>
                </mstyle>
                <mrow>
                  <mo fence="true" stretchy="true">[</mo>
                  <mrow>
                    <mtable>
                      <mtr>
                        <mtd>
                          <mrow>
                            <mn>1</mn>
                            <mrow/>
                          </mrow>
                        </mtd>
                        <mtd>
                          <mrow>
                            <mn>0</mn>
                            <mrow/>
                          </mrow>
                        </mtd>
                        <mtd>
                          <mrow>
                            <mn>0</mn>
                            <mrow/>
                          </mrow>
                        </mtd>
                      </mtr>
                      <mtr>
                        <mtd>
                          <mrow>
                            <mtext>0,66667</mtext>
                            <mrow/>
                          </mrow>
                        </mtd>
                        <mtd>
                          <mrow>
                            <mn>1</mn>
                            <mrow/>
                          </mrow>
                        </mtd>
                        <mtd>
                          <mrow>
                            <mn>0</mn>
                            <mrow/>
                          </mrow>
                        </mtd>
                      </mtr>
                      <mtr>
                        <mtd>
                          <mrow>
                            <mtext>0,33333</mtext>
                            <mrow/>
                          </mrow>
                        </mtd>
                        <mtd>
                          <mrow>
                            <mtext>0,5</mtext>
                            <mrow/>
                          </mrow>
                        </mtd>
                        <mtd>
                          <mrow>
                            <mn>1</mn>
                            <mrow/>
                          </mrow>
                        </mtd>
                      </mtr>
                    </mtable>
                  </mrow>
                  <mo fence="true" stretchy="true">]</mo>
                </mrow>
                <mi>;</mi>
                <mspace width="2em"/>
                <mstyle mathvariant="italic">
                  <mtext>U=</mtext>
                </mstyle>
                <mrow>
                  <mo fence="true" stretchy="true">[</mo>
                  <mrow>
                    <mtable>
                      <mtr>
                        <mtd>
                          <mrow>
                            <mn>3</mn>
                            <mrow/>
                          </mrow>
                        </mtd>
                        <mtd>
                          <mrow>
                            <mn>6</mn>
                            <mrow/>
                          </mrow>
                        </mtd>
                        <mtd>
                          <mrow>
                            <mn>4</mn>
                            <mrow/>
                          </mrow>
                        </mtd>
                      </mtr>
                      <mtr>
                        <mtd>
                          <mrow>
                            <mn>0</mn>
                            <mrow/>
                          </mrow>
                        </mtd>
                        <mtd>
                          <mrow>
                            <mrow>
                              <mo stretchy="false">−</mo>
                              <mn>2</mn>
                            </mrow>
                            <mrow/>
                          </mrow>
                        </mtd>
                        <mtd>
                          <mrow>
                            <mtext>17,33333</mtext>
                            <mrow/>
                          </mrow>
                        </mtd>
                      </mtr>
                      <mtr>
                        <mtd>
                          <mrow>
                            <mn>0</mn>
                            <mrow/>
                          </mrow>
                        </mtd>
                        <mtd>
                          <mrow>
                            <mn>0</mn>
                            <mrow/>
                          </mrow>
                        </mtd>
                        <mtd>
                          <mrow>
                            <mrow>
                              <mo stretchy="false">−</mo>
                              <mn>7</mn>
                            </mrow>
                            <mrow/>
                          </mrow>
                        </mtd>
                      </mtr>
                    </mtable>
                  </mrow>
                  <mo fence="true" stretchy="true">]</mo>
                </mrow>
                <mi>;</mi>
                <mspace width="2em"/>
                <mstyle mathvariant="italic">
                  <mtext>P=</mtext>
                </mstyle>
                <mrow>
                  <mo fence="true" stretchy="true">[</mo>
                  <mrow>
                    <mtable>
                      <mtr>
                        <mtd>
                          <mrow>
                            <mn>0</mn>
                            <mrow/>
                          </mrow>
                        </mtd>
                        <mtd>
                          <mrow>
                            <mn>0</mn>
                            <mrow/>
                          </mrow>
                        </mtd>
                        <mtd>
                          <mrow>
                            <mn>1</mn>
                            <mrow/>
                          </mrow>
                        </mtd>
                      </mtr>
                      <mtr>
                        <mtd>
                          <mrow>
                            <mn>0</mn>
                            <mrow/>
                          </mrow>
                        </mtd>
                        <mtd>
                          <mrow>
                            <mn>1</mn>
                            <mrow/>
                          </mrow>
                        </mtd>
                        <mtd>
                          <mrow>
                            <mn>0</mn>
                            <mrow/>
                          </mrow>
                        </mtd>
                      </mtr>
                      <mtr>
                        <mtd>
                          <mrow>
                            <mn>1</mn>
                            <mrow/>
                          </mrow>
                        </mtd>
                        <mtd>
                          <mrow>
                            <mn>0</mn>
                            <mrow/>
                          </mrow>
                        </mtd>
                        <mtd>
                          <mrow>
                            <mn>0</mn>
                            <mrow/>
                          </mrow>
                        </mtd>
                      </mtr>
                    </mtable>
                  </mrow>
                  <mo fence="true" stretchy="true">]</mo>
                </mrow>
                <mrow/>
              </mrow>
            </mtd>
          </mtr>
          <mtr>
            <mtd>
              <mrow/>
            </mtd>
          </mtr>
          <mtr>
            <mtd>
              <mrow>
                <mrow>
                  <mstyle mathvariant="italic">
                    <mtext>PA</mtext>
                  </mstyle>
                  <mo stretchy="false">−</mo>
                  <mstyle mathvariant="italic">
                    <mtext>LU=</mtext>
                  </mstyle>
                </mrow>
                <mrow>
                  <mo fence="true" stretchy="true">[</mo>
                  <mrow>
                    <mtable>
                      <mtr>
                        <mtd>
                          <mrow>
                            <mn>0</mn>
                            <mrow/>
                          </mrow>
                        </mtd>
                        <mtd>
                          <mrow>
                            <mn>0</mn>
                            <mrow/>
                          </mrow>
                        </mtd>
                        <mtd>
                          <mrow>
                            <mn>0</mn>
                            <mrow/>
                          </mrow>
                        </mtd>
                      </mtr>
                      <mtr>
                        <mtd>
                          <mrow>
                            <mn>0</mn>
                            <mrow/>
                          </mrow>
                        </mtd>
                        <mtd>
                          <mrow>
                            <mn>0</mn>
                            <mrow/>
                          </mrow>
                        </mtd>
                        <mtd>
                          <mrow>
                            <mn>0</mn>
                            <mrow/>
                          </mrow>
                        </mtd>
                      </mtr>
                      <mtr>
                        <mtd>
                          <mrow>
                            <mn>0</mn>
                            <mrow/>
                          </mrow>
                        </mtd>
                        <mtd>
                          <mrow>
                            <mn>0</mn>
                            <mrow/>
                          </mrow>
                        </mtd>
                        <mtd>
                          <mrow>
                            <mrow>
                              <mo stretchy="false">−</mo>
                              <mtext>8,8818</mtext>
                            </mrow>
                            <msup>
                              <mi>e</mi>
                              <mstyle mathsize="8pt">
                                <mrow>
                                  <mo stretchy="false">−</mo>
                                  <mtext>16</mtext>
                                </mrow>
                              </mstyle>
                            </msup>
                            <mrow/>
                          </mrow>
                        </mtd>
                      </mtr>
                    </mtable>
                  </mrow>
                  <mo fence="true" stretchy="true">]</mo>
                </mrow>
                <mi>;</mi>
                <mspace width="2em"/>
                <mrow>
                  <msub>
                    <mrow>
                      <mo fence="true" stretchy="false">‖</mo>
                      <mrow>
                        <mrow>
                          <mstyle mathvariant="italic">
                            <mtext>PA</mtext>
                          </mstyle>
                          <mo stretchy="false">−</mo>
                          <mstyle mathvariant="italic">
                            <mtext>LU</mtext>
                          </mstyle>
                        </mrow>
                      </mrow>
                      <mo fence="true" stretchy="false">‖</mo>
                    </mrow>
                    <mi mathvariant="normal">∞</mi>
                  </msub>
                  <mo stretchy="false">=</mo>
                  <mtext>8,8818</mtext>
                </mrow>
                <msup>
                  <mi>e</mi>
                  <mstyle mathsize="8pt">
                    <mrow>
                      <mo stretchy="false">−</mo>
                      <mtext>16</mtext>
                    </mrow>
                  </mstyle>
                </msup>
                <mrow/>
              </mrow>
            </mtd>
          </mtr>
        </mtable>
      </mstyle>
      <mrow/>
    </mrow>
    <annotation encoding="StarMath 5.0"> size 12{alignc { stack {
 ital "L=" left [ matrix {
1 {} # 0 {} # 0 {} ##
"0,66667" {} # 1 {} # 0 {} ##
"0,33333" {} # "0,5" {} # 1{}
}  right ];~ ital "U=" left [ matrix {
3 {} # 6 {} # 4 {} ##
0 {} #  - 2 {} # "17,33333" {} ##
0 {} # 0 {} #  - 7{}
}  right ];~ ital "P=" left [ matrix {
0 {} # 0 {} # 1 {} ##
0 {} # 1 {} # 0 {} ##
1 {} # 0 {} # 0{}
}  right ] {} # 
 {} # 
 ital "PA" -  ital "LU=" left [ matrix {
0 {} # 0 {} # 0 {} ##
0 {} # 0 {} # 0 {} ##
0 {} # 0 {} #  - "8,8818"e rSup { size 8{ - "16"} } {}
}  right ];~ {ldline  ital "PA" -  ital "LU" rdline}_{ infinity } = "8,8818"e rSup { size 8{ - "16"} }  {} 
} } } {}</annotation>
  </semantics>
</math>
</file>

<file path=Object 17/content.xml><?xml version="1.0" encoding="utf-8"?>
<math xmlns="http://www.w3.org/1998/Math/MathML" display="block">
  <semantics>
    <mrow>
      <mstyle mathsize="12pt">
        <msub>
          <mi>a</mi>
          <mstyle mathsize="8pt">
            <mtext>12</mtext>
          </mstyle>
        </msub>
      </mstyle>
      <mrow/>
    </mrow>
    <annotation encoding="StarMath 5.0"> size 12{a rSub { size 8{"12"} } } {}</annotation>
  </semantics>
</math>
</file>

<file path=Object 2/content.xml><?xml version="1.0" encoding="utf-8"?>
<math xmlns="http://www.w3.org/1998/Math/MathML" display="block">
  <semantics>
    <msub>
      <mi>p</mi>
      <mi>j</mi>
    </msub>
    <annotation encoding="StarMath 5.0">p_{j}</annotation>
  </semantics>
</math>
</file>

<file path=Object 3/content.xml><?xml version="1.0" encoding="utf-8"?>
<math xmlns="http://www.w3.org/1998/Math/MathML" display="block">
  <semantics>
    <mrow>
      <mrow>
        <munderover>
          <mo stretchy="false">∑</mo>
          <mrow>
            <mi>j</mi>
            <mo stretchy="false">=</mo>
            <mn>1</mn>
          </mrow>
          <mi>n</mi>
        </munderover>
        <msub>
          <mi>s</mi>
          <mi mathvariant="italic">ij</mi>
        </msub>
      </mrow>
      <mrow>
        <msub>
          <mi>p</mi>
          <mi>j</mi>
        </msub>
        <mo stretchy="false">=</mo>
        <msub>
          <mi>h</mi>
          <mi>i</mi>
        </msub>
      </mrow>
      <mi>,</mi>
      <mspace width="2em"/>
      <mrow>
        <mi>i</mi>
        <mo stretchy="false">=</mo>
        <mn>1,.</mn>
      </mrow>
      <mn>..</mn>
      <mi>,</mi>
      <mi>n</mi>
    </mrow>
    <annotation encoding="StarMath 5.0">sum from{j=1} to{n} s_{ij}p_{j}=h_{i}, ~ i=1,...,n</annotation>
  </semantics>
</math>
</file>

<file path=Object 4/content.xml><?xml version="1.0" encoding="utf-8"?>
<math xmlns="http://www.w3.org/1998/Math/MathML" display="block">
  <semantics>
    <msub>
      <mi>s</mi>
      <mi mathvariant="italic">ij</mi>
    </msub>
    <annotation encoding="StarMath 5.0">s_{ij}</annotation>
  </semantics>
</math>
</file>

<file path=Object 5/content.xml><?xml version="1.0" encoding="utf-8"?>
<math xmlns="http://www.w3.org/1998/Math/MathML" display="block">
  <semantics>
    <mrow>
      <mi>h</mi>
      <mo stretchy="false">=</mo>
      <mrow>
        <mo fence="true" stretchy="true">[</mo>
        <mrow>
          <mtable>
            <mtr>
              <mtd>
                <mn>17,1</mn>
              </mtd>
            </mtr>
            <mtr>
              <mtd>
                <mn>65,1</mn>
              </mtd>
            </mtr>
            <mtr>
              <mtd>
                <mn>186,0</mn>
              </mtd>
            </mtr>
            <mtr>
              <mtd>
                <mn>82,7</mn>
              </mtd>
            </mtr>
            <mtr>
              <mtd>
                <mn>84,2</mn>
              </mtd>
            </mtr>
            <mtr>
              <mtd>
                <mn>63,7</mn>
              </mtd>
            </mtr>
            <mtr>
              <mtd>
                <mn>119,7</mn>
              </mtd>
            </mtr>
          </mtable>
        </mrow>
        <mo fence="true" stretchy="true">]</mo>
      </mrow>
    </mrow>
    <annotation encoding="StarMath 5.0">h = left [ stack{17,1 # 65,1 # 186,0 # 82,7 # 84,2 # 63,7 # 119,7} right ] </annotation>
  </semantics>
</math>
</file>

<file path=Object 6/content.xml><?xml version="1.0" encoding="utf-8"?>
<math xmlns="http://www.w3.org/1998/Math/MathML" display="block">
  <semantics>
    <mrow>
      <mi>S</mi>
      <mo stretchy="false">=</mo>
      <mrow>
        <mo fence="true" stretchy="true">[</mo>
        <mrow>
          <mtable>
            <mtr>
              <mtd>
                <mn>16,87</mn>
              </mtd>
              <mtd>
                <mn>0,1650</mn>
              </mtd>
              <mtd>
                <mn>0,2019</mn>
              </mtd>
              <mtd>
                <mn>0,3170</mn>
              </mtd>
              <mtd>
                <mn>0,2340</mn>
              </mtd>
              <mtd>
                <mn>0,1820</mn>
              </mtd>
              <mtd>
                <mn>0,1100</mn>
              </mtd>
            </mtr>
            <mtr>
              <mtd>
                <mn>0,0</mn>
              </mtd>
              <mtd>
                <mn>27,70</mn>
              </mtd>
              <mtd>
                <mn>0,8620</mn>
              </mtd>
              <mtd>
                <mn>0,0620</mn>
              </mtd>
              <mtd>
                <mn>0,0730</mn>
              </mtd>
              <mtd>
                <mn>0,1310</mn>
              </mtd>
              <mtd>
                <mn>0,1200</mn>
              </mtd>
            </mtr>
            <mtr>
              <mtd>
                <mn>0,0</mn>
              </mtd>
              <mtd>
                <mn>0,0</mn>
              </mtd>
              <mtd>
                <mn>22,35</mn>
              </mtd>
              <mtd>
                <mn>13,05</mn>
              </mtd>
              <mtd>
                <mn>4,420</mn>
              </mtd>
              <mtd>
                <mn>6,001</mn>
              </mtd>
              <mtd>
                <mn>3,043</mn>
              </mtd>
            </mtr>
            <mtr>
              <mtd>
                <mn>0,0</mn>
              </mtd>
              <mtd>
                <mn>0,0</mn>
              </mtd>
              <mtd>
                <mn>0,0</mn>
              </mtd>
              <mtd>
                <mn>11,28</mn>
              </mtd>
              <mtd>
                <mn>0,0</mn>
              </mtd>
              <mtd>
                <mn>1,110</mn>
              </mtd>
              <mtd>
                <mn>0,3710</mn>
              </mtd>
            </mtr>
            <mtr>
              <mtd>
                <mn>0,0</mn>
              </mtd>
              <mtd>
                <mn>0,0</mn>
              </mtd>
              <mtd>
                <mn>0,0</mn>
              </mtd>
              <mtd>
                <mn>0,0</mn>
              </mtd>
              <mtd>
                <mn>9,850</mn>
              </mtd>
              <mtd>
                <mn>1,1684</mn>
              </mtd>
              <mtd>
                <mn>2,108</mn>
              </mtd>
            </mtr>
            <mtr>
              <mtd>
                <mn>0,0</mn>
              </mtd>
              <mtd>
                <mn>0,0</mn>
              </mtd>
              <mtd>
                <mn>0,0</mn>
              </mtd>
              <mtd>
                <mn>0,0</mn>
              </mtd>
              <mtd>
                <mn>0,2990</mn>
              </mtd>
              <mtd>
                <mn>15,98</mn>
              </mtd>
              <mtd>
                <mn>2,107</mn>
              </mtd>
            </mtr>
            <mtr>
              <mtd>
                <mn>0,0</mn>
              </mtd>
              <mtd>
                <mn>0,0</mn>
              </mtd>
              <mtd>
                <mn>0,0</mn>
              </mtd>
              <mtd>
                <mn>0,0</mn>
              </mtd>
              <mtd>
                <mn>0,0</mn>
              </mtd>
              <mtd>
                <mn>0,0</mn>
              </mtd>
              <mtd>
                <mn>4,670</mn>
              </mtd>
            </mtr>
          </mtable>
        </mrow>
        <mo fence="true" stretchy="true">]</mo>
      </mrow>
    </mrow>
    <annotation encoding="StarMath 5.0">S = left [ matrix{16,87 # 0,1650 # 0,2019 # 0,3170 # 0,2340 # 0,1820 # 0,1100 ## 0,0 # 27,70 # 0,8620 # 0,0620 # 0,0730 # 0,1310 # 0,1200 ## 0,0 # 0,0 # 22,35 # 13,05 # 4,420 # 6,001 # 3,043 ## 0,0 # 0,0 # 0,0 # 11,28 # 0,0 # 1,110 # 0,3710 ## 0,0 # 0,0 # 0,0 # 0,0 # 9,850 # 1,1684 # 2,108 ## 0,0 # 0,0 # 0,0 # 0,0 # 0,2990 # 15,98 # 2,107 ## 0,0 # 0,0 # 0,0 # 0,0 # 0,0 # 0,0 # 4,670} right ] </annotation>
  </semantics>
</math>
</file>

<file path=Object 7/content.xml><?xml version="1.0" encoding="utf-8"?>
<math xmlns="http://www.w3.org/1998/Math/MathML" display="block">
  <semantics>
    <mrow>
      <mi>p</mi>
      <mo stretchy="false">=</mo>
      <mrow>
        <mo fence="true" stretchy="true">[</mo>
        <mrow>
          <mtable>
            <mtr>
              <mtd>
                <mn>0,65252</mn>
              </mtd>
            </mtr>
            <mtr>
              <mtd>
                <mn>2,20382</mn>
              </mtd>
            </mtr>
            <mtr>
              <mtd>
                <mn>0,33475</mn>
              </mtd>
            </mtr>
            <mtr>
              <mtd>
                <mn>6,43436</mn>
              </mtd>
            </mtr>
            <mtr>
              <mtd>
                <mn>2,99748</mn>
              </mtd>
            </mtr>
            <mtr>
              <mtd>
                <mn>0,55055</mn>
              </mtd>
            </mtr>
            <mtr>
              <mtd>
                <mn>25,63169</mn>
              </mtd>
            </mtr>
          </mtable>
        </mrow>
        <mo fence="true" stretchy="true">]</mo>
      </mrow>
    </mrow>
    <annotation encoding="StarMath 5.0">p = left [ stack{0,65252 # 2,20382 # 0,33475 # 6,43436 # 2,99748 # 0,55055 # 25,63169} right ] </annotation>
  </semantics>
</math>
</file>

<file path=Object 8/content.xml><?xml version="1.0" encoding="utf-8"?>
<math xmlns="http://www.w3.org/1998/Math/MathML" display="block">
  <semantics>
    <mrow>
      <msup>
        <mi>P</mi>
        <mtext>*</mtext>
      </msup>
      <mo stretchy="false">=</mo>
      <mrow>
        <munderover>
          <mo stretchy="false">∑</mo>
          <mrow>
            <mi>i</mi>
            <mo stretchy="false">=</mo>
            <mn>1</mn>
          </mrow>
          <mn>7</mn>
        </munderover>
        <msub>
          <mi>p</mi>
          <mi>i</mi>
        </msub>
      </mrow>
      <mo stretchy="false">=</mo>
      <mn>38,805</mn>
    </mrow>
    <annotation encoding="StarMath 5.0">P^{"*"} = sum from{i=1} to{7} p_{i}=38,805</annotation>
  </semantics>
</math>
</file>

<file path=Object 9/content.xml><?xml version="1.0" encoding="utf-8"?>
<math xmlns="http://www.w3.org/1998/Math/MathML" display="block">
  <semantics>
    <mrow>
      <mrow>
        <mfrac>
          <mrow>
            <mo fence="true" stretchy="true">|</mo>
            <mrow>
              <mrow>
                <mi>P</mi>
                <mo stretchy="false">−</mo>
                <msup>
                  <mi>P</mi>
                  <mtext>*</mtext>
                </msup>
              </mrow>
            </mrow>
            <mo fence="true" stretchy="true">|</mo>
          </mrow>
          <mrow>
            <mo fence="true" stretchy="true">|</mo>
            <mrow>
              <msup>
                <mi>P</mi>
                <mtext>*</mtext>
              </msup>
            </mrow>
            <mo fence="true" stretchy="true">|</mo>
          </mrow>
        </mfrac>
        <mo stretchy="false">=</mo>
        <mfrac>
          <mrow>
            <mo fence="true" stretchy="true">|</mo>
            <mrow>
              <mrow>
                <mn>38,78</mn>
                <mo stretchy="false">−</mo>
                <mn>38,805</mn>
              </mrow>
            </mrow>
            <mo fence="true" stretchy="true">|</mo>
          </mrow>
          <mrow>
            <mo fence="true" stretchy="true">|</mo>
            <mrow>
              <mn>38,805</mn>
            </mrow>
            <mo fence="true" stretchy="true">|</mo>
          </mrow>
        </mfrac>
        <mo stretchy="false">=</mo>
        <mn>6,4844</mn>
      </mrow>
      <mi>x</mi>
      <msup>
        <mn>10</mn>
        <mrow>
          <mo stretchy="false">−</mo>
          <mn>4</mn>
        </mrow>
      </msup>
    </mrow>
    <annotation encoding="StarMath 5.0">{left lline P - P^{"*"} right rline} over { left lline P^{"*"} right rline } = {left lline 38,78 - 38,805 right rline} over { left lline 38,805 right rline } = 6,4844 x 10^{-4}</annotation>
  </semantics>
</math>
</file>